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rsid="000be943" officeooo:paragraph-rsid="00147290"/>
    </style:style>
    <style:style style:name="P8" style:family="paragraph" style:parent-style-name="Standard">
      <style:text-properties officeooo:paragraph-rsid="000caac1"/>
    </style:style>
    <style:style style:name="P9" style:family="paragraph" style:parent-style-name="Standard">
      <style:text-properties officeooo:rsid="000f9e27" officeooo:paragraph-rsid="000f9e27"/>
    </style:style>
    <style:style style:name="P10" style:family="paragraph" style:parent-style-name="Standard">
      <style:text-properties officeooo:rsid="000f9e27" officeooo:paragraph-rsid="001055d0"/>
    </style:style>
    <style:style style:name="P11" style:family="paragraph" style:parent-style-name="Standard">
      <style:text-properties officeooo:rsid="000caac1" officeooo:paragraph-rsid="00147290"/>
    </style:style>
    <style:style style:name="P12" style:family="paragraph" style:parent-style-name="Standard">
      <style:text-properties officeooo:paragraph-rsid="000f9e27"/>
    </style:style>
    <style:style style:name="P13" style:family="paragraph" style:parent-style-name="Standard">
      <style:text-properties officeooo:rsid="001055d0" officeooo:paragraph-rsid="001055d0"/>
    </style:style>
    <style:style style:name="P14" style:family="paragraph" style:parent-style-name="Standard">
      <style:text-properties officeooo:paragraph-rsid="001055d0"/>
    </style:style>
    <style:style style:name="P15" style:family="paragraph" style:parent-style-name="Standard">
      <style:text-properties officeooo:rsid="0010f717" officeooo:paragraph-rsid="0010f717"/>
    </style:style>
    <style:style style:name="P16" style:family="paragraph" style:parent-style-name="Standard">
      <style:text-properties officeooo:rsid="001d5d82" officeooo:paragraph-rsid="001d5d82"/>
    </style:style>
    <style:style style:name="P17" style:family="paragraph" style:parent-style-name="Standard">
      <style:text-properties officeooo:rsid="000a2abf" officeooo:paragraph-rsid="000be943"/>
    </style:style>
    <style:style style:name="P18" style:family="paragraph" style:parent-style-name="Standard">
      <style:text-properties officeooo:rsid="000a2abf" officeooo:paragraph-rsid="001f4d67"/>
    </style:style>
    <style:style style:name="P19" style:family="paragraph" style:parent-style-name="Standard">
      <style:text-properties officeooo:rsid="001f4d67" officeooo:paragraph-rsid="001f4d67"/>
    </style:style>
    <style:style style:name="P20" style:family="paragraph" style:parent-style-name="Table_20_Contents">
      <style:text-properties officeooo:rsid="001f4d67" officeooo:paragraph-rsid="001f4d67"/>
    </style:style>
    <style:style style:name="P21" style:family="paragraph" style:parent-style-name="Table_20_Contents">
      <style:text-properties officeooo:paragraph-rsid="001f4d67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  <style:style style:name="T4" style:family="text">
      <style:text-properties officeooo:rsid="000f9e27"/>
    </style:style>
    <style:style style:name="T5" style:family="text">
      <style:text-properties officeooo:rsid="001055d0"/>
    </style:style>
    <style:style style:name="T6" style:family="text">
      <style:text-properties officeooo:rsid="0010f717"/>
    </style:style>
    <style:style style:name="T7" style:family="text">
      <style:text-properties officeooo:rsid="0012b8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ac1" style:font-weight-asian="bold" style:font-weight-complex="bold"/>
    </style:style>
    <style:style style:name="T10" style:family="text">
      <style:text-properties fo:font-weight="bold" officeooo:rsid="000f9e27" style:font-weight-asian="bold" style:font-weight-complex="bold"/>
    </style:style>
    <style:style style:name="T11" style:family="text">
      <style:text-properties fo:font-weight="bold" officeooo:rsid="001055d0" style:font-weight-asian="bold" style:font-weight-complex="bold"/>
    </style:style>
    <style:style style:name="T12" style:family="text">
      <style:text-properties officeooo:rsid="00147290"/>
    </style:style>
    <style:style style:name="T13" style:family="text">
      <style:text-properties officeooo:rsid="001b6cf2"/>
    </style:style>
    <style:style style:name="T14" style:family="text">
      <style:text-properties officeooo:rsid="001bc231"/>
    </style:style>
    <style:style style:name="T15" style:family="text">
      <style:text-properties officeooo:rsid="001f4d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/>
      <text:p text:style-name="P1">Nota: se crea un array de 4 bytes x 32 que sobrescribirá la zona de spritemap y actualizará sprites en pantalla.</text:p>
      <text:p text:style-name="P1"/>
      <text:p text:style-name="P1">1) <text:span text:style-name="T8">Punto mira</text:span>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<text:span text:style-name="T8">Reliquia</text:span>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<text:span text:style-name="T8">Vida extra</text:span>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vidas en la zona inferior.</text:p>
      <text:p text:style-name="P3"/>
      <text:p text:style-name="P1">4) <text:span text:style-name="T8">Planta</text:span>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<text:span text:style-name="T8">Ballesta mejorada</text:span>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15">6) <text:span text:style-name="T8">Explosión</text:span> <text:span text:style-name="T7">(2 sprites superpuestos)</text:span></text:p>
      <text:p text:style-name="P15">* <text:span text:style-name="T7">Serán la explosión de cada enemigo y ocuparán el sprite de cada enemigo cuando lo maten</text:span></text:p>
      <text:p text:style-name="P15">* <text:span text:style-name="T7">Implica poner un temporizador en cada estructura de enemigo para que no ataque y aparezca sprite de explosión cuando lo maten</text:span></text:p>
      <text:p text:style-name="P2"/>
      <text:p text:style-name="P2"/>
      <text:p text:style-name="P2"/>
      <text:p text:style-name="P2"><text:soft-page-break/></text:p>
      <text:p text:style-name="P2">;Tipo:</text:p>
      <text:p text:style-name="P2">;<text:tab/>0 <text:s/>- inactivo</text:p>
      <text:p text:style-name="P2">;<text:tab/>1 <text:s/>- muerto (se pone daño 0 y vida: el tiempo para desaparecer)</text:p>
      <text:p text:style-name="P2">;<text:tab/>2 <text:s/>- ciempiés</text:p>
      <text:p text:style-name="P2">;<text:tab/>3 <text:s/>- serpiente</text:p>
      <text:p text:style-name="P2">;<text:tab/>4 <text:s/>- araña</text:p>
      <text:p text:style-name="P2">;<text:tab/>5 <text:s/>- murciélago</text:p>
      <text:p text:style-name="P2">;<text:tab/>6 <text:s/>- lobo</text:p>
      <text:p text:style-name="P2">;<text:tab/>7 <text:s/>- zombi</text:p>
      <text:p text:style-name="P2">;<text:tab/>8 <text:s/>- fantasma</text:p>
      <text:p text:style-name="P2">;<text:tab/>9 <text:s/>- caballero gris</text:p>
      <text:p text:style-name="P2">;<text:tab/>10 - caballero negro</text:p>
      <text:p text:style-name="P2">;<text:tab/>11 - fuego</text:p>
      <text:p text:style-name="P2">;<text:tab/>12 - magia</text:p>
      <text:p text:style-name="P2">;<text:tab/>13 - jefe lobo gigante</text:p>
      <text:p text:style-name="P2">;<text:tab/>14 - jefe murciélago gigante</text:p>
      <text:p text:style-name="P2">;<text:tab/>15 - jefe fantasma gigante</text:p>
      <text:p text:style-name="P2">;<text:tab/>16 - jefe zombie gigante</text:p>
      <text:p text:style-name="P2">;<text:tab/>17 - jefe caballero</text:p>
      <text:p text:style-name="P2">;<text:tab/>18 - jefe beholder</text:p>
      <text:p text:style-name="P2">;<text:tab/>19 - mano derecha conde drácula</text:p>
      <text:p text:style-name="P2">;<text:tab/>20 - izquierda conde drácula</text:p>
      <text:p text:style-name="P2">;<text:tab/>21 - conde drácula</text:p>
      <text:p text:style-name="P2">;</text:p>
      <text:p text:style-name="P2">;Sprites que usa (16x16):</text:p>
      <text:p text:style-name="P2">;<text:tab/>2 <text:s/>- ciempiés: 1</text:p>
      <text:p text:style-name="P2">;<text:tab/>3 <text:s/>- serpiente: 1</text:p>
      <text:p text:style-name="P2">;<text:tab/>4 <text:s/>- araña: 1</text:p>
      <text:p text:style-name="P2">;<text:tab/>5 <text:s/>- murciélago: 1</text:p>
      <text:p text:style-name="P2">;<text:tab/>6 <text:s/>- lobo: 2 (horz)</text:p>
      <text:p text:style-name="P2">;<text:tab/>7 <text:s/>- zombi: 2 (vert)</text:p>
      <text:p text:style-name="P2">;<text:tab/>8 <text:s/>- fantasma: 3 (triángulo invertido)</text:p>
      <text:p text:style-name="P2">;<text:tab/>9 <text:s/>- caballero gris: 2 (vert)</text:p>
      <text:p text:style-name="P2">;<text:tab/>10 - caballero negro: 2 (vert)</text:p>
      <text:p text:style-name="P2">;<text:tab/>11 - fuego: 2 (vert)</text:p>
      <text:p text:style-name="P2">;<text:tab/>12 - magia: 2 (horz)</text:p>
      <text:p text:style-name="P2">;<text:tab/>13 - jefe lobo gigante: 4</text:p>
      <text:p text:style-name="P2">;<text:tab/>14 - jefe murciélago gigante: 4</text:p>
      <text:p text:style-name="P2">;<text:tab/>15 - jefe fantasma gigante: 4</text:p>
      <text:p text:style-name="P2">;<text:tab/>16 - jefe zombie gigante: 4</text:p>
      <text:p text:style-name="P2">;<text:tab/>17 - jefe caballero: 4</text:p>
      <text:p text:style-name="P2">;<text:tab/>18 - jefe beholder: 4</text:p>
      <text:p text:style-name="P2">;<text:tab/>19 - mano derecha conde drácula: 2 (vert)</text:p>
      <text:p text:style-name="P2">;<text:tab/>21 - mano izquierda conde drácula: 2 (vert)</text:p>
      <text:p text:style-name="P2">;<text:tab/>22 - conde drácula: 2 (vert)</text:p>
      <text:p text:style-name="P2">;<text:tab/><text:tab/></text:p>
      <text:p text:style-name="P2">;movimiento:</text:p>
      <text:p text:style-name="P2">;<text:tab/>1 - fijo_aleatorio</text:p>
      <text:p text:style-name="P2">;<text:tab/><text:tab/>ciempiés</text:p>
      <text:p text:style-name="P2">;<text:tab/><text:tab/>beholder</text:p>
      <text:p text:style-name="P2">;<text:tab/><text:tab/>posiciones aleatoriaas precalculadas (duran en posición cont_sig_escena)</text:p>
      <text:p text:style-name="P2"><text:soft-page-break/>;<text:tab/>2 - veritcal</text:p>
      <text:p text:style-name="P2">;<text:tab/><text:tab/>murciélago</text:p>
      <text:p text:style-name="P2">;<text:tab/><text:tab/>araña </text:p>
      <text:p text:style-name="P2">;<text:tab/><text:tab/>"precalculadas en horizontal" de 8 posibles (para usar R) desde la parte superior e irán bajando y </text:p>
      <text:p text:style-name="P2">;<text:tab/><text:tab/>subiendo verticalmente y con pos aleatorias horizontales para que no vayan todos al unísono</text:p>
      <text:p text:style-name="P2">;<text:tab/><text:tab/>NOTA: para el murciélado me gustaría una onda senoidal a la altura de un tercio <text:tab/><text:tab/><text:tab/><text:tab/>?? investigar</text:p>
      <text:p text:style-name="P2">;<text:tab/>3 - horizontal</text:p>
      <text:p text:style-name="P2">;<text:tab/><text:tab/>serpiente</text:p>
      <text:p text:style-name="P2">;<text:tab/><text:tab/>lobo</text:p>
      <text:p text:style-name="P2">;<text:tab/><text:tab/>zombie</text:p>
      <text:p text:style-name="P2">;<text:tab/><text:tab/>cabalero gris y negro</text:p>
      <text:p text:style-name="P2">;<text:tab/><text:tab/>"precalculadas en vertical" de 8 posibles (para usar R) desde la parte izquierda a la derecha moviéndose</text:p>
      <text:p text:style-name="P2">;<text:tab/><text:tab/>horizontalmente y con pos aleatorias verticales para que no vayan todos al unísono</text:p>
      <text:p text:style-name="P2">;<text:tab/>4 - circular</text:p>
      <text:p text:style-name="P2">;<text:tab/><text:tab/>fantasma</text:p>
      <text:p text:style-name="P2">;<text:tab/><text:tab/>fuego</text:p>
      <text:p text:style-name="P2">;<text:tab/><text:tab/>manos del conde drácula</text:p>
      <text:p text:style-name="P2">;<text:tab/><text:tab/>describe círculos desde un punto central con radios (pseudoaleatorios) a cada vuelta</text:p>
      <text:p text:style-name="P2">;<text:tab/>5 - variable_aleatorio</text:p>
      <text:p text:style-name="P2">;<text:tab/><text:tab/>magia</text:p>
      <text:p text:style-name="P2">;<text:tab/><text:tab/>conde drácula</text:p>
      <text:p text:style-name="P2">;<text:tab/><text:tab/>posiciones "pseudoaleatorias (aleatorias precalculadas)" por pantalla estando un contador en cada posición (duran en posición cont_sig_escena)</text:p>
      <text:p text:style-name="P2"/>
      <text:p text:style-name="P2"/>
      <table:table table:name="Tabla1" table:style-name="Tabla1">
        <table:table-column table:style-name="Tabla1.A" table:number-columns-repeated="4"/>
        <table:table-row table:style-name="TableLine94775817786000">
          <table:table-cell table:style-name="Tabla1.A1" office:value-type="string">
            <text:p text:style-name="P20">Fase</text:p>
          </table:table-cell>
          <table:table-cell table:style-name="Tabla1.A1" office:value-type="string">
            <text:p text:style-name="P20">Enemigo</text:p>
          </table:table-cell>
          <table:table-cell table:style-name="Tabla1.A1" office:value-type="string">
            <text:p text:style-name="P20">Daño</text:p>
          </table:table-cell>
          <table:table-cell table:style-name="Tabla1.D1" office:value-type="string">
            <text:p text:style-name="P20">N.º Sprites</text:p>
          </table:table-cell>
        </table:table-row>
        <table:table-row table:style-name="TableLine94775817786000">
          <table:table-cell table:style-name="Tabla1.A2" table:number-rows-spanned="5" office:value-type="string">
            <text:p text:style-name="P20">Fase 1</text:p>
          </table:table-cell>
          <table:table-cell table:style-name="Tabla1.A2" office:value-type="string">
            <text:p text:style-name="P20">Cienpiés</text:p>
          </table:table-cell>
          <table:table-cell table:style-name="Tabla1.A2" office:value-type="string">
            <text:p text:style-name="P20">1</text:p>
          </table:table-cell>
          <table:table-cell table:style-name="Tabla1.D2" office:value-type="string">
            <text:p text:style-name="P20">2</text:p>
          </table:table-cell>
        </table:table-row>
        <table:table-row table:style-name="TableLine94775817786000">
          <table:covered-table-cell/>
          <table:table-cell table:style-name="Tabla1.A2" office:value-type="string">
            <text:p text:style-name="P20">Serpiente</text:p>
          </table:table-cell>
          <table:table-cell table:style-name="Tabla1.A2" office:value-type="string">
            <text:p text:style-name="P20">2</text:p>
          </table:table-cell>
          <table:table-cell table:style-name="Tabla1.D2" office:value-type="string">
            <text:p text:style-name="P20">2 + 2</text:p>
          </table:table-cell>
        </table:table-row>
        <table:table-row table:style-name="TableLine94775817786000">
          <table:covered-table-cell/>
          <table:table-cell table:style-name="Tabla1.A2" office:value-type="string">
            <text:p text:style-name="P20">Araña</text:p>
          </table:table-cell>
          <table:table-cell table:style-name="Tabla1.A2" office:value-type="string">
            <text:p text:style-name="P20">2</text:p>
          </table:table-cell>
          <table:table-cell table:style-name="Tabla1.D2" office:value-type="string">
            <text:p text:style-name="P20">2</text:p>
          </table:table-cell>
        </table:table-row>
        <table:table-row table:style-name="TableLine94775817786000">
          <table:covered-table-cell/>
          <table:table-cell table:style-name="Tabla1.A2" office:value-type="string">
            <text:p text:style-name="P20">Murciélago</text:p>
          </table:table-cell>
          <table:table-cell table:style-name="Tabla1.A2" office:value-type="string">
            <text:p text:style-name="P20">3</text:p>
          </table:table-cell>
          <table:table-cell table:style-name="Tabla1.D2" office:value-type="string">
            <text:p text:style-name="P20">2</text:p>
          </table:table-cell>
        </table:table-row>
        <table:table-row table:style-name="TableLine94775817786000">
          <table:covered-table-cell/>
          <table:table-cell table:style-name="Tabla1.A2" office:value-type="string">
            <text:p text:style-name="P20">Jefe Lobo</text:p>
          </table:table-cell>
          <table:table-cell table:style-name="Tabla1.A2" office:value-type="string">
            <text:p text:style-name="P20">5</text:p>
          </table:table-cell>
          <table:table-cell table:style-name="Tabla1.D2" office:value-type="string">
            <text:p text:style-name="P20">4 + 4</text:p>
          </table:table-cell>
        </table:table-row>
        <table:table-row table:style-name="TableLine94775817786000">
          <table:table-cell table:style-name="Tabla1.A2" office:value-type="string">
            <text:p text:style-name="P20">Fase 2</text:p>
          </table:table-cell>
          <table:table-cell table:style-name="Tabla1.A2" office:value-type="string">
            <text:p text:style-name="P20">Araña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Murciélago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Lobo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Zombi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1"><text:span text:style-name="T15">Jefe murciélago gigante</text:span>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>Fase 3</text:p>
          </table:table-cell>
          <table:table-cell table:style-name="Tabla1.A2" office:value-type="string">
            <text:p text:style-name="P20">Zombi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Fantasma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Caballero gris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Caballero negro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 table:style-name="TableLine94775817786000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>Jefe fantasma gigante</text:p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ext:soft-page-break/>
        <table:table-row table:style-name="TableLine94775817786000">
          <table:table-cell table:style-name="Tabla1.A2" office:value-type="string">
            <text:p text:style-name="P20">Fase 4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</table:table>
      <text:p text:style-name="P19"/>
      <text:p text:style-name="P19"/>
      <text:p text:style-name="P2"/>
      <text:p text:style-name="P2"/>
      <text:p text:style-name="P2"/>
      <text:p text:style-name="P16">Lo siguiente es útil pero lo que vale es lo de arriba</text:p>
      <text:p text:style-name="P2"/>
      <text:p text:style-name="P2"/>
      <text:p text:style-name="P2"/>
      <text:p text:style-name="P7"><text:span text:style-name="T13">7</text:span>) <text:span text:style-name="T8">Araña</text:span> (<text:span text:style-name="T12">1</text:span> sprite <text:span text:style-name="T4">2 escenas</text:span>)</text:p>
      <text:p text:style-name="P5">* Forma de araña de color verde o marrón.</text:p>
      <text:p text:style-name="P6"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11"><text:span text:style-name="T13">8</text:span>) <text:span text:style-name="T8">Murciélago</text:span> <text:span text:style-name="T2">(</text:span><text:span text:style-name="T12">1</text:span><text:span text:style-name="T2"> sprite </text:span><text:span text:style-name="T4">2 escenas</text:span><text:span text:style-name="T2">)</text:span></text:p>
      <text:p text:style-name="P8"><text:span text:style-name="T2">* Forma de </text:span><text:span text:style-name="T3">murciélago</text:span><text:span text:style-name="T2"> de color </text:span><text:span text:style-name="T3">azul oscuro.</text:span></text:p>
      <text:p text:style-name="P8">* <text:span text:style-name="T3">Aparece por la derecha de pantalla y va hacia la izquierd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8"><text:span text:style-name="T13">9</text:span><text:span text:style-name="T3">) </text:span><text:span text:style-name="T9">Serpiente</text:span><text:span text:style-name="T3"> </text:span><text:span text:style-name="T2">(2 sprites </text:span><text:span text:style-name="T4">2 escenas</text:span><text:span text:style-name="T2">)</text:span></text:p>
      <text:p text:style-name="P8"><text:span text:style-name="T2">* Forma de </text:span><text:span text:style-name="T3">serpiente</text:span><text:span text:style-name="T2"> de color </text:span><text:span text:style-name="T3">verde oscuro.</text:span></text:p>
      <text:p text:style-name="P8">* <text:span text:style-name="T3">Aparece por la izquierda de pantalla y va hacia la derech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10">1<text:span text:style-name="T13">0</text:span>) <text:span text:style-name="T8">Lobo</text:span> (4 sprites con <text:span text:style-name="T5">2</text:span> escenas <text:span text:style-name="T5">+ 4 </text:span>sprites con <text:span text:style-name="T5">2</text:span> escenas <text:span text:style-name="T5">cambio de dirección</text:span>)</text:p>
      <text:p text:style-name="P1">* <text:span text:style-name="T4">Forma de lobo</text:span></text:p>
      <text:p text:style-name="P1">* <text:span text:style-name="T4">movimiento izq a der y viceversa por la parte inferior</text:span></text:p>
      <text:p text:style-name="P1"/>
      <text:p text:style-name="P13">1<text:span text:style-name="T13">1</text:span>) <text:span text:style-name="T8">Zombi</text:span><text:span text:style-name="T4"> (4 sprites con </text:span>2<text:span text:style-name="T4"> escenas </text:span>+ 4 <text:span text:style-name="T4">sprites con </text:span>2<text:span text:style-name="T4"> escenas </text:span>cambio de dirección<text:span text:style-name="T4">)</text:span></text:p>
      <text:p text:style-name="P14">* <text:span text:style-name="T5">Zombi</text:span></text:p>
      <text:p text:style-name="P10">* Color: ***</text:p>
      <text:p text:style-name="P13"><text:span text:style-name="T1">* </text:span><text:span text:style-name="T4">movimiento izq a der y viceversa por la parte media pantalla</text:span></text:p>
      <text:p text:style-name="P1"/>
      <text:p text:style-name="P14"><text:span text:style-name="T4">1</text:span><text:span text:style-name="T13">2</text:span><text:span text:style-name="T4">) </text:span><text:span text:style-name="T10">Caballero</text:span><text:span text:style-name="T4"> (4 sprites con </text:span><text:span text:style-name="T5">2</text:span><text:span text:style-name="T4"> escenas </text:span><text:span text:style-name="T5">+ 4 </text:span><text:span text:style-name="T4">sprites con </text:span><text:span text:style-name="T5">2</text:span><text:span text:style-name="T4"> escenas </text:span><text:span text:style-name="T5">cambio de dirección</text:span><text:span text:style-name="T4">)</text:span></text:p>
      <text:p text:style-name="P12">* <text:span text:style-name="T4">Caballero</text:span></text:p>
      <text:p text:style-name="P9">* Color: ***</text:p>
      <text:p text:style-name="P12"><text:span text:style-name="T1">* </text:span><text:span text:style-name="T4">movimiento izq a der y viceversa por la parte media pantalla </text:span><text:span text:style-name="T5">pero la altura será algo aleatoria y más rápido que los zombies</text:span></text:p>
      <text:p text:style-name="P12">* <text:span text:style-name="T4">Hay dos tipos… Blanco y gris (ya se verán los colores) con </text:span><text:span text:style-name="T5">vidas y ataques distintos</text:span></text:p>
      <text:p text:style-name="P12"/>
      <text:p text:style-name="P13">1<text:span text:style-name="T13">3</text:span>) <text:span text:style-name="T8">Llama</text:span> <text:span text:style-name="T4">(</text:span>2<text:span text:style-name="T4"> sprites con </text:span>2<text:span text:style-name="T4"> escenas)</text:span></text:p>
      <text:p text:style-name="P13">* Será estático pero durará poco y reaparecerá en otro lado aleatorio de la pantalla</text:p>
      <text:p text:style-name="P12"/>
      <text:p text:style-name="P13">1<text:span text:style-name="T6">5</text:span>) <text:span text:style-name="T8">Fantasma</text:span> <text:span text:style-name="T4">(</text:span><text:span text:style-name="T14">3</text:span><text:span text:style-name="T4"> sprites con </text:span>2<text:span text:style-name="T4"> escenas)</text:span></text:p>
      <text:p text:style-name="P13">* Se mueve de un punto a otro aleatorio de la pantallas</text:p>
      <text:p text:style-name="P13"/>
      <text:p text:style-name="P14"><text:span text:style-name="T5">1</text:span><text:span text:style-name="T13">4</text:span><text:span text:style-name="T5">) </text:span><text:span text:style-name="T11">Magia</text:span><text:span text:style-name="T5"> </text:span><text:span text:style-name="T4">(</text:span><text:span text:style-name="T5">2</text:span><text:span text:style-name="T4"> sprites con </text:span><text:span text:style-name="T5">2</text:span><text:span text:style-name="T4"> escenas)</text:span></text:p>
      <text:p text:style-name="P13">* En horizontal</text:p>
      <text:p text:style-name="P13"><text:soft-page-break/>* Se mueve de un punto a otro aleatorio de la pantallas más rápido que el fantasma</text:p>
      <text:p text:style-name="P13"/>
      <text:p text:style-name="P15">1<text:span text:style-name="T13">5</text:span>) <text:span text:style-name="T8">Beholder</text:span> <text:span text:style-name="T4">(</text:span>4<text:span text:style-name="T4"> sprites con </text:span><text:span text:style-name="T5">2</text:span><text:span text:style-name="T4"> escenas)</text:span></text:p>
      <text:p text:style-name="P15">* Si puedo su movimiento será circular y cambiará la dirección aleatoriamente</text:p>
      <text:p text:style-name="P15"/>
      <text:p text:style-name="P15">1<text:span text:style-name="T13">6 + 17 + 18</text:span>) <text:span text:style-name="T8">Vampiro</text:span> (2 sprites con 2 escenas) + <text:span text:style-name="T8">manos</text:span> (1 sprite con 3 escenas)</text:p>
      <text:p text:style-name="P15">* El vampiro será estático y estará en mitad de la pantallas</text:p>
      <text:p text:style-name="P15">* Sus manos se moverán circularmente</text:p>
      <text:p text:style-name="P15">* Hay que matar las manos antes del vampiro</text:p>
      <text:p text:style-name="P15"/>
      <text:p text:style-name="P15"/>
      <text:p text:style-name="P13"/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2-01-15T20:43:53.104254583</dc:date>
    <meta:editing-duration>PT1H26M8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5" meta:paragraph-count="180" meta:word-count="1290" meta:character-count="6534" meta:non-whitespace-character-count="5375"/>
  </office:meta>
</office:document-meta>
</file>